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031d41" officeooo:paragraph-rsid="00031d41"/>
    </style:style>
    <style:style style:name="P3" style:family="paragraph" style:parent-style-name="Text_20_body">
      <style:paragraph-properties fo:text-align="justify" style:justify-single-word="false"/>
      <style:text-properties officeooo:rsid="00031d41" officeooo:paragraph-rsid="00031d41"/>
    </style:style>
    <style:style style:name="P4" style:family="paragraph" style:parent-style-name="Text_20_body">
      <style:paragraph-properties fo:text-align="end" style:justify-single-word="false"/>
      <style:text-properties officeooo:rsid="00031d41" officeooo:paragraph-rsid="00031d41"/>
    </style:style>
    <style:style style:name="P5" style:family="paragraph" style:parent-style-name="Title">
      <style:paragraph-properties fo:text-align="center" style:justify-single-word="false"/>
      <style:text-properties officeooo:rsid="000615fc" officeooo:paragraph-rsid="000615fc"/>
    </style:style>
    <style:style style:name="P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031d41"/>
    </style:style>
    <style:style style:name="P8" style:family="paragraph" style:parent-style-name="Text_20_body">
      <style:text-properties fo:language="gl" fo:country="ES"/>
    </style:style>
    <style:style style:name="P9" style:family="paragraph" style:parent-style-name="Text_20_body">
      <style:paragraph-properties fo:text-align="justify" style:justify-single-word="false" fo:break-before="page"/>
      <style:text-properties fo:language="gl" fo:country="ES" fo:font-weight="bold" officeooo:paragraph-rsid="00031d41"/>
    </style:style>
    <style:style style:name="P10" style:family="paragraph" style:parent-style-name="Text_20_body">
      <style:paragraph-properties fo:text-align="justify" style:justify-single-word="false"/>
      <style:text-properties fo:language="gl" fo:country="ES" fo:font-weight="bold" officeooo:paragraph-rsid="00031d41"/>
    </style:style>
    <style:style style:name="P11" style:family="paragraph" style:parent-style-name="Text_20_body">
      <style:paragraph-properties fo:break-before="page"/>
      <style:text-properties fo:language="gl" fo:country="ES"/>
    </style:style>
    <style:style style:name="P12" style:family="paragraph" style:parent-style-name="Text_20_body">
      <style:text-properties fo:language="gl" fo:country="ES" officeooo:rsid="0007c956" officeooo:paragraph-rsid="0007c956"/>
    </style:style>
    <style:style style:name="P13" style:family="paragraph" style:parent-style-name="Text_20_body">
      <style:text-properties fo:language="gl" fo:country="ES" officeooo:rsid="0007c956" officeooo:paragraph-rsid="0007ef88"/>
    </style:style>
    <style:style style:name="P14" style:family="paragraph" style:parent-style-name="Text_20_body">
      <style:text-properties fo:language="gl" fo:country="ES" officeooo:rsid="0007ef88" officeooo:paragraph-rsid="0007ef88"/>
    </style:style>
    <style:style style:name="P15" style:family="paragraph" style:parent-style-name="Text_20_body">
      <style:text-properties fo:language="gl" fo:country="ES" officeooo:rsid="00083551" officeooo:paragraph-rsid="00083551"/>
    </style:style>
    <style:style style:name="P16" style:family="paragraph" style:parent-style-name="Text_20_body">
      <style:text-properties fo:language="gl" fo:country="ES" officeooo:rsid="000a19e1" officeooo:paragraph-rsid="000a19e1"/>
    </style:style>
    <style:style style:name="P17" style:family="paragraph" style:parent-style-name="Text_20_body">
      <style:text-properties fo:language="gl" fo:country="ES" officeooo:rsid="000ac752" officeooo:paragraph-rsid="000ac752"/>
    </style:style>
    <style:style style:name="P18" style:family="paragraph" style:parent-style-name="Text_20_body">
      <style:text-properties fo:language="gl" fo:country="ES" officeooo:rsid="000b559f" officeooo:paragraph-rsid="000b559f"/>
    </style:style>
    <style:style style:name="P19" style:family="paragraph" style:parent-style-name="Text_20_body">
      <style:text-properties fo:language="gl" fo:country="ES" officeooo:rsid="000d49b6" officeooo:paragraph-rsid="000d49b6"/>
    </style:style>
    <style:style style:name="P20" style:family="paragraph" style:parent-style-name="Text_20_body">
      <style:paragraph-properties fo:break-before="page"/>
    </style:style>
    <style:style style:name="T1" style:family="text">
      <style:text-properties style:font-name="arial"/>
    </style:style>
    <style:style style:name="T2" style:family="text">
      <style:text-properties style:font-name="arial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3" style:family="text">
      <style:text-properties style:font-name="arial" officeooo:rsid="0007ef88"/>
    </style:style>
    <style:style style:name="T4" style:family="text">
      <style:text-properties style:font-name="arial" officeooo:rsid="00083551"/>
    </style:style>
    <style:style style:name="T5" style:family="text">
      <style:text-properties officeooo:rsid="000615fc"/>
    </style:style>
    <style:style style:name="T6" style:family="text">
      <style:text-properties fo:language="gl" fo:country="ES"/>
    </style:style>
    <style:style style:name="T7" style:family="text">
      <style:text-properties officeooo:rsid="0007ef8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Plan de empresa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Radek Lisiecki <text:span text:style-name="T5">y Gabriel Pazos Sieiro</text:span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Sumario</text:p>
          </text:index-title>
          <text:p text:style-name="P6"><text:a xlink:type="simple" xlink:href="#__RefHeading___Toc93_1167206804" text:style-name="Index_20_Link" text:visited-style-name="Index_20_Link">1. - A IDEA<text:tab/>3</text:a></text:p>
          <text:p text:style-name="P6"><text:a xlink:type="simple" xlink:href="#__RefHeading___Toc95_1167206804" text:style-name="Index_20_Link" text:visited-style-name="Index_20_Link">2. - Tipo de IDEA<text:tab/>4</text:a></text:p>
          <text:p text:style-name="P6"><text:a xlink:type="simple" xlink:href="#__RefHeading___Toc97_1167206804" text:style-name="Index_20_Link" text:visited-style-name="Index_20_Link">3. - Orixe da IDEA<text:tab/>5</text:a></text:p>
          <text:p text:style-name="P6"><text:a xlink:type="simple" xlink:href="#__RefHeading___Toc99_1167206804" text:style-name="Index_20_Link" text:visited-style-name="Index_20_Link">4. - Sector emerxente<text:tab/>6</text:a></text:p>
          <text:p text:style-name="P6"><text:a xlink:type="simple" xlink:href="#__RefHeading___Toc101_1167206804" text:style-name="Index_20_Link" text:visited-style-name="Index_20_Link">5. - Cambio social que a propicia<text:tab/>7</text:a></text:p>
          <text:p text:style-name="P6"><text:a xlink:type="simple" xlink:href="#__RefHeading___Toc103_1167206804" text:style-name="Index_20_Link" text:visited-style-name="Index_20_Link">6. - Factores diferenciais<text:tab/>8</text:a></text:p>
          <text:p text:style-name="P6"><text:a xlink:type="simple" xlink:href="#__RefHeading___Toc105_1167206804" text:style-name="Index_20_Link" text:visited-style-name="Index_20_Link">7. - Presentación dos promotores do proxecto empresarial<text:tab/>9</text:a></text:p>
          <text:p text:style-name="P6"><text:a xlink:type="simple" xlink:href="#__RefHeading___Toc107_1167206804" text:style-name="Index_20_Link" text:visited-style-name="Index_20_Link">8. - Lenzo CANVAS<text:tab/>10</text:a></text:p>
          <text:p text:style-name="P6"><text:a xlink:type="simple" xlink:href="#__RefHeading___Toc109_1167206804" text:style-name="Index_20_Link" text:visited-style-name="Index_20_Link">9. - Avaliación da idea do proxecto empresarial<text:tab/>11</text:a></text:p>
        </text:index-body>
      </text:table-of-content>
      <text:p text:style-name="P10"/>
      <text:p text:style-name="P9"/>
      <text:h text:style-name="Heading_20_1" text:outline-level="1"><text:bookmark-start text:name="__RefHeading___Toc93_1167206804"/>1. - A IDEA<text:bookmark-end text:name="__RefHeading___Toc93_1167206804"/></text:h>
      <text:p text:style-name="P8">Empezade por definir en que consiste a vosa idea de negocio describíndoa de forma xenérica e as características do tipo de negocio (o lector habitualmente é unha persoa allea ao sector e non sabe en que consiste ese tipo de negocio). Dádelle un nome ao proxecto.</text:p>
      <text:p text:style-name="P8"/>
      <text:p text:style-name="P12">Nuestra idea de negocio se basa en un proyecto que busca ayudar a la gente a implementar una tecnolg<text:span text:style-name="T1">ía emergente en nuestra sociedad como lo es la inteligencia Artifical, concretamente, basamos nuestro proyecto en una página web de cursos de como implementar y ayudarse en el día a día gracias a las IA’s. </text:span></text:p>
      <text:p text:style-name="P16">Se tratar<text:span text:style-name="T1">ía de un servicio de pago único en categoría.</text:span></text:p>
      <text:p text:style-name="P16">Los cursos contar<text:span text:style-name="T1">ían con parte general (Como trabajar con intelingencias Artificiales) y una parte específica (Como trabajar con una inteligencia en concreto, sus principales ventajas, inconvenientes, límites, y posibles alternativas).</text:span></text:p>
      <text:p text:style-name="P16"/>
      <text:p text:style-name="P12">¿A qu<text:span text:style-name="T1">é nos referimos con esto exactamente?</text:span></text:p>
      <text:p text:style-name="P14">En nuestro equipo estamos de acuerdo en que el ejemplo es la mejor manera de explicar algo, por ello, aqu<text:span text:style-name="T1">í te plantemos unos ejemplos de por qué nuestra página web solucionaría problemas de nuestros clientes.</text:span></text:p>
      <text:p text:style-name="P14"><text:s/>-- EJEMPLOS --</text:p>
      <text:p text:style-name="P14"/>
      <text:p text:style-name="P13"><text:span text:style-name="T7">1.**PROBLEMA: E</text:span><text:span text:style-name="T3">res un estudiante de programción, estás estudiando un lenguaje y conoces su sintaxis pero no la lógica de este lenguaje, ya sea porque es un lenguaje orientado a objetos o directamente porque es un lenguaje de bajo nivel. </text:span></text:p>
      <text:p text:style-name="P13"><text:span text:style-name="T3"/></text:p>
      <text:p text:style-name="P13"><text:span text:style-name="T3">1.**SOLUCIÓN: Haces el curso de como interactuar con </text:span><text:a xlink:type="simple" xlink:href="https://github.com/features/copilot" text:style-name="Internet_20_link" text:visited-style-name="Visited_20_Internet_20_Link"><text:span text:style-name="T3">GitHub Copilot</text:span></text:a><text:span text:style-name="T3"> (IA para programadores) <text:s/>y complementas tu aprendizaje para usar la herramienta y aprender a programar.</text:span></text:p>
      <text:p text:style-name="P13"><text:span text:style-name="T3"/></text:p>
      <text:p text:style-name="P13"><text:span text:style-name="T3"/></text:p>
      <text:p text:style-name="P14"><text:span text:style-name="T1">2.**PROBLEMA: </text:span><text:span text:style-name="T4">Eres un padre/madre que quiere preparar una comida para tu familia y no sabes como realizar una receta o una técina de cocina.</text:span></text:p>
      <text:p text:style-name="P14"><text:span text:style-name="T4"/></text:p>
      <text:p text:style-name="P15"><text:soft-page-break/><text:span text:style-name="T4">2</text:span><text:span text:style-name="T1">**SOLUCIÓN: Te asesoras con nosotros para recomendarte una inteligencia artifical especializada en comida, te enseñamos a comunicarte con ella correctamente y aprendes a hacer la receta que querias.</text:span></text:p>
      <text:p text:style-name="P8"/>
      <text:p text:style-name="P8"/>
      <text:p text:style-name="P8"/>
      <text:p text:style-name="P11"/>
      <text:h text:style-name="Heading_20_1" text:outline-level="1"><text:bookmark-start text:name="__RefHeading___Toc95_1167206804"/>2. - <text:s/>Tipo de IDEA<text:bookmark-end text:name="__RefHeading___Toc95_1167206804"/></text:h>
      <text:p text:style-name="P8">Se se trata dunha idea innovadora, faredes mención á devandita innovación.</text:p>
      <text:p text:style-name="P17">Nuestra idea </text:p>
      <text:p text:style-name="P8"/>
      <text:p text:style-name="P11"/>
      <text:h text:style-name="Heading_20_1" text:outline-level="1"><text:bookmark-start text:name="__RefHeading___Toc97_1167206804"/>3. - <text:s/>Orixe da IDEA<text:bookmark-end text:name="__RefHeading___Toc97_1167206804"/></text:h>
      <text:p text:style-name="P8">A continuación explicade onde xorde: formación, experiencia, de ter detectado unha necesidade non satisfeita, dun produto ou servizo novo, etc.</text:p>
      <text:p text:style-name="P17">Nos dimos cuenta que mientras que la tecnolog<text:span text:style-name="T1">ía avanza día a día a pasos agigantados en nuestra sociedad, una parte de la sociedad (normalmente gente mayor), no consigue implementar las facilidades y comodidades que estás nuevas tecnologías ofrencen. A parte, las integilencias artíficiales, tienen la caracterísitica de poder usarse sin tener conocimientos técnicos sobre su uso ya que estás, fueron creadas para entender el lenguaje humano.</text:span></text:p>
      <text:p text:style-name="P17"/>
      <text:p text:style-name="P18">Por ello, tenemso la firme creencia que las personas deber<text:span text:style-name="T1">ían de aprender a “aprender” <text:s text:c="2"/>con las IA’s.</text:span></text:p>
      <text:p text:style-name="P8"/>
      <text:p text:style-name="P11"/>
      <text:h text:style-name="Heading_20_1" text:outline-level="1"><text:bookmark-start text:name="__RefHeading___Toc99_1167206804"/>4. - <text:s/>Sector emerxente<text:bookmark-end text:name="__RefHeading___Toc99_1167206804"/></text:h>
      <text:p text:style-name="P8">Citade se a vosa idea se circunscribe a algún dos sectores con maior proxección para emprender e analizade a súa repercusión.</text:p>
      <text:p text:style-name="P19"/>
      <text:p text:style-name="P8"/>
      <text:p text:style-name="P11"/>
      <text:h text:style-name="Heading_20_1" text:outline-level="1"><text:bookmark-start text:name="__RefHeading___Toc101_1167206804"/>5. - <text:s/>Cambio social que a propicia<text:bookmark-end text:name="__RefHeading___Toc101_1167206804"/></text:h>
      <text:p text:style-name="P8">Se está asociada a algún dos cambios sociais estudados, analizade a relación tratando de comprobar como afecta á vosa idea de negocio.</text:p>
      <text:p text:style-name="P8"/>
      <text:p text:style-name="P11"/>
      <text:h text:style-name="Heading_20_1" text:outline-level="1"><text:bookmark-start text:name="__RefHeading___Toc103_1167206804"/>6. - <text:s/>Factores diferenciais<text:bookmark-end text:name="__RefHeading___Toc103_1167206804"/></text:h>
      <text:p text:style-name="P8">Hai que indicar da forma máis detallada posible, que factores diferenciais ides utilizar (económicos, prácticos, técnicos, estéticos, sociais, etc.) e como pretendedes aplicalos para diferencialos da competencia.</text:p>
      <text:p text:style-name="P19">Normalmente, en los cursos aprendes a hacer algo, sin embargo, aqu<text:span text:style-name="T1">í aprendes a “aprender algo” con IA.</text:span></text:p>
      <text:p text:style-name="P11"/>
      <text:h text:style-name="Heading_20_1" text:outline-level="1"><text:bookmark-start text:name="__RefHeading___Toc105_1167206804"/>7. - <text:s/>Presentación dos promotores do proxecto empresarial<text:bookmark-end text:name="__RefHeading___Toc105_1167206804"/></text:h>
      <text:p text:style-name="Text_20_body"><text:span text:style-name="T6">Indicade os vosos datos persoais, profesionais e académicos xunto coas vosas motivacións e obxectivos con este proxecto.  (Podedes axudarvos dos resultados dalgúns dos auto-tests sobre actitudes emprendedoras que se poden atopar en internet para indicar aquelo no que credes que sodes mellores e o que podedes aportar ao proxecto, ex.  </text:span><text:a xlink:type="simple" xlink:href="https://www.camarazaragoza.com/emprendedores/analisis/test-emprendedor.asp" text:style-name="Internet_20_link" text:visited-style-name="Visited_20_Internet_20_Link"><text:span text:style-name="T6">https://www.camarazaragoza.com/emprendedores/analisis/test-emprendedor.asp</text:span></text:a><text:span text:style-name="T6">).</text:span></text:p>
      <text:p text:style-name="Text_20_body"/>
      <text:p text:style-name="P20"/>
      <text:h text:style-name="Heading_20_1" text:outline-level="1"><text:bookmark-start text:name="__RefHeading___Toc107_1167206804"/>8. - <text:s/>Lenzo CANVAS<text:bookmark-end text:name="__RefHeading___Toc107_1167206804"/></text:h>
      <text:p text:style-name="P8">Realizar un esbozo de lenzo ou matriz CANVAS indicando en cada área as accións a realizar. Axuntádeo no documento do proxecto.</text:p>
      <text:p text:style-name="P11"/>
      <text:h text:style-name="Heading_20_1" text:outline-level="1"><text:bookmark-start text:name="__RefHeading___Toc109_1167206804"/>9. - <text:s/>Avaliación da idea do proxecto empresarial<text:bookmark-end text:name="__RefHeading___Toc109_1167206804"/></text:h>
      <text:p text:style-name="P7"><text:span text:style-name="T6">Realizade unha pequena conclusión sobre a idea en xeral e o proxecto en concreto. (Podedes axudarvos  dos resultados dalgúns dos test sobre avaliación de ideas que se poden atopar en internet, ex. </text:span><text:a xlink:type="simple" xlink:href="https://www.ildefe.es/test/test-de-evaluacion-de-ideas/" text:style-name="Internet_20_link" text:visited-style-name="Visited_20_Internet_20_Link"><text:span text:style-name="T6">https://www.ildefe.es/test/test-de-evaluacion-de-ideas/</text:span></text:a> 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" fo:font-family="arial" style:font-family-generic="swiss"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" fo:font-family="arial" style:font-family-generic="swiss"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0:29:56.070630314</meta:creation-date>
    <meta:generator>LibreOffice/7.3.7.2$Linux_X86_64 LibreOffice_project/30$Build-2</meta:generator>
    <meta:editing-duration>PT1H6M19S</meta:editing-duration>
    <meta:editing-cycles>10</meta:editing-cycles>
    <dc:title>SI</dc:title>
    <dc:date>2023-10-10T11:46:29.189021945</dc:date>
    <meta:document-statistic meta:table-count="0" meta:image-count="0" meta:object-count="0" meta:page-count="12" meta:paragraph-count="45" meta:word-count="727" meta:character-count="4591" meta:non-whitespace-character-count="3891"/>
    <meta:template xlink:type="simple" xlink:actuate="onRequest" xlink:title="SI" xlink:href="../../../Plantilla.ott" meta:date="2023-10-10T10:29:55.485652266"/>
  </office:meta>
</office:document-meta>
</file>